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2c4ba" officeooo:paragraph-rsid="0012c4ba"/>
    </style:style>
    <style:style style:name="P2" style:family="paragraph" style:parent-style-name="Standard">
      <style:paragraph-properties fo:text-align="justify" style:justify-single-word="false"/>
      <style:text-properties officeooo:rsid="002c5ed1" officeooo:paragraph-rsid="002c5ed1"/>
    </style:style>
    <style:style style:name="P3" style:family="paragraph" style:parent-style-name="Standard">
      <style:paragraph-properties fo:text-align="justify" style:justify-single-word="false"/>
      <style:text-properties officeooo:rsid="002e0a49" officeooo:paragraph-rsid="002e0a49"/>
    </style:style>
    <style:style style:name="P4" style:family="paragraph" style:parent-style-name="Standard">
      <style:paragraph-properties fo:text-align="justify" style:justify-single-word="false"/>
      <style:text-properties officeooo:rsid="00307eba" officeooo:paragraph-rsid="00307eba"/>
    </style:style>
    <style:style style:name="P5" style:family="paragraph" style:parent-style-name="Standard">
      <style:paragraph-properties fo:text-align="justify" style:justify-single-word="false"/>
      <style:text-properties officeooo:rsid="00338e7b" officeooo:paragraph-rsid="00338e7b"/>
    </style:style>
    <style:style style:name="P6" style:family="paragraph" style:parent-style-name="Standard">
      <style:paragraph-properties fo:text-align="justify" style:justify-single-word="false"/>
      <style:text-properties officeooo:rsid="0036734d" officeooo:paragraph-rsid="0036734d"/>
    </style:style>
    <style:style style:name="P7" style:family="paragraph" style:parent-style-name="Standard">
      <style:paragraph-properties fo:text-align="justify" style:justify-single-word="false"/>
      <style:text-properties officeooo:rsid="00393a85" officeooo:paragraph-rsid="00393a85"/>
    </style:style>
    <style:style style:name="P8" style:family="paragraph" style:parent-style-name="Standard">
      <style:paragraph-properties fo:text-align="justify" style:justify-single-word="false"/>
      <style:text-properties officeooo:rsid="003c6af4" officeooo:paragraph-rsid="003c6af4"/>
    </style:style>
    <style:style style:name="P9" style:family="paragraph" style:parent-style-name="Standard">
      <style:paragraph-properties fo:text-align="justify" style:justify-single-word="false"/>
      <style:text-properties officeooo:rsid="0041c25e" officeooo:paragraph-rsid="0041c25e"/>
    </style:style>
    <style:style style:name="P10" style:family="paragraph" style:parent-style-name="Standard">
      <style:paragraph-properties fo:text-align="justify" style:justify-single-word="false"/>
      <style:text-properties officeooo:rsid="00137225" officeooo:paragraph-rsid="00137225"/>
    </style:style>
    <style:style style:name="P11" style:family="paragraph" style:parent-style-name="Standard">
      <style:paragraph-properties fo:text-align="justify" style:justify-single-word="false"/>
      <style:text-properties officeooo:rsid="001491a0" officeooo:paragraph-rsid="001491a0"/>
    </style:style>
    <style:style style:name="P12" style:family="paragraph" style:parent-style-name="Standard">
      <style:paragraph-properties fo:text-align="justify" style:justify-single-word="false"/>
      <style:text-properties officeooo:rsid="001b23d2" officeooo:paragraph-rsid="001b23d2"/>
    </style:style>
    <style:style style:name="P13" style:family="paragraph" style:parent-style-name="Standard">
      <style:paragraph-properties fo:text-align="justify" style:justify-single-word="false"/>
      <style:text-properties officeooo:rsid="0022f861" officeooo:paragraph-rsid="0022f861"/>
    </style:style>
    <style:style style:name="P14" style:family="paragraph" style:parent-style-name="Standard">
      <style:paragraph-properties fo:text-align="justify" style:justify-single-word="false"/>
      <style:text-properties officeooo:rsid="00241cb3" officeooo:paragraph-rsid="00241cb3"/>
    </style:style>
    <style:style style:name="P15" style:family="paragraph" style:parent-style-name="Standard">
      <style:paragraph-properties fo:text-align="justify" style:justify-single-word="false"/>
      <style:text-properties officeooo:rsid="0028ecf5" officeooo:paragraph-rsid="0028ecf5"/>
    </style:style>
    <style:style style:name="P16" style:family="paragraph" style:parent-style-name="Standard">
      <style:paragraph-properties fo:text-align="justify" style:justify-single-word="false"/>
      <style:text-properties officeooo:rsid="00295742" officeooo:paragraph-rsid="00295742"/>
    </style:style>
    <style:style style:name="P17" style:family="paragraph" style:parent-style-name="Standard">
      <style:paragraph-properties fo:text-align="justify" style:justify-single-word="false"/>
      <style:text-properties officeooo:rsid="002a7f54" officeooo:paragraph-rsid="002a7f54"/>
    </style:style>
    <style:style style:name="P18" style:family="paragraph" style:parent-style-name="Standard">
      <style:paragraph-properties fo:text-align="justify" style:justify-single-word="false"/>
      <style:text-properties officeooo:rsid="002c260b" officeooo:paragraph-rsid="002c260b"/>
    </style:style>
    <style:style style:name="P19" style:family="paragraph" style:parent-style-name="Standard">
      <style:paragraph-properties fo:text-align="justify" style:justify-single-word="false"/>
      <style:text-properties officeooo:rsid="004a7876" officeooo:paragraph-rsid="004a7876"/>
    </style:style>
    <style:style style:name="P20" style:family="paragraph" style:parent-style-name="Standard">
      <style:paragraph-properties fo:text-align="justify" style:justify-single-word="false"/>
      <style:text-properties officeooo:rsid="005302cf" officeooo:paragraph-rsid="00534e02"/>
    </style:style>
    <style:style style:name="P21" style:family="paragraph" style:parent-style-name="Standard">
      <style:paragraph-properties fo:text-align="justify" style:justify-single-word="false"/>
      <style:text-properties officeooo:rsid="0053b4cc" officeooo:paragraph-rsid="0053b4cc"/>
    </style:style>
    <style:style style:name="P22" style:family="paragraph" style:parent-style-name="Standard">
      <style:paragraph-properties fo:text-align="justify" style:justify-single-word="false"/>
      <style:text-properties style:font-name="Liberation Serif" fo:font-size="12pt" officeooo:rsid="0053b4cc" officeooo:paragraph-rsid="0053b4cc" style:font-size-asian="12pt" style:font-size-complex="12pt"/>
    </style:style>
    <style:style style:name="P23" style:family="paragraph" style:parent-style-name="Standard">
      <style:paragraph-properties fo:text-align="justify" style:justify-single-word="false"/>
      <style:text-properties style:font-name="Liberation Serif" fo:font-size="12pt" officeooo:rsid="0056ab76" officeooo:paragraph-rsid="0056ab76" style:font-size-asian="12pt" style:font-size-complex="12pt"/>
    </style:style>
    <style:style style:name="P24" style:family="paragraph" style:parent-style-name="Standard">
      <style:paragraph-properties fo:text-align="justify" style:justify-single-word="false"/>
      <style:text-properties style:font-name="Liberation Serif" fo:font-size="12pt" officeooo:rsid="0057d331" officeooo:paragraph-rsid="0057d331" style:font-size-asian="12pt" style:font-size-complex="12pt"/>
    </style:style>
    <style:style style:name="P25" style:family="paragraph" style:parent-style-name="Preformatted_20_Text">
      <style:paragraph-properties fo:text-align="justify" style:justify-single-word="false"/>
      <style:text-properties officeooo:rsid="0057d331" officeooo:paragraph-rsid="0057d331"/>
    </style:style>
    <style:style style:name="P26" style:family="paragraph" style:parent-style-name="Preformatted_20_Text">
      <style:paragraph-properties fo:text-align="justify" style:justify-single-word="false"/>
      <style:text-properties officeooo:rsid="0057d331" officeooo:paragraph-rsid="00622f36"/>
    </style:style>
    <style:style style:name="P27" style:family="paragraph" style:parent-style-name="Preformatted_20_Text">
      <style:paragraph-properties fo:text-align="justify" style:justify-single-word="false"/>
      <style:text-properties officeooo:rsid="0057d331" officeooo:paragraph-rsid="006415be"/>
    </style:style>
    <style:style style:name="P28" style:family="paragraph" style:parent-style-name="Preformatted_20_Text">
      <style:paragraph-properties fo:text-align="justify" style:justify-single-word="false"/>
      <style:text-properties style:font-name="Liberation Serif" fo:font-size="12pt" officeooo:rsid="0057d331" officeooo:paragraph-rsid="006415be" style:font-size-asian="12pt" style:font-size-complex="12pt"/>
    </style:style>
    <style:style style:name="P29" style:family="paragraph" style:parent-style-name="Preformatted_20_Text">
      <style:paragraph-properties fo:text-align="justify" style:justify-single-word="false"/>
      <style:text-properties style:font-name="Liberation Serif" fo:font-size="12pt" officeooo:rsid="0066daab" officeooo:paragraph-rsid="0066daab" style:font-size-asian="12pt" style:font-size-complex="12pt"/>
    </style:style>
    <style:style style:name="P30" style:family="paragraph" style:parent-style-name="Preformatted_20_Text">
      <style:paragraph-properties fo:text-align="justify" style:justify-single-word="false"/>
      <style:text-properties style:font-name="Liberation Serif" fo:font-size="12pt" officeooo:rsid="0068daa6" officeooo:paragraph-rsid="0068daa6" style:font-size-asian="12pt" style:font-size-complex="12pt"/>
    </style:style>
    <style:style style:name="P31" style:family="paragraph" style:parent-style-name="Preformatted_20_Text">
      <style:paragraph-properties fo:text-align="justify" style:justify-single-word="false"/>
      <style:text-properties style:font-name="Liberation Serif" fo:font-size="12pt" officeooo:rsid="006a388b" officeooo:paragraph-rsid="006a388b" style:font-size-asian="12pt" style:font-size-complex="12pt"/>
    </style:style>
    <style:style style:name="P32" style:family="paragraph" style:parent-style-name="Preformatted_20_Text">
      <style:paragraph-properties fo:text-align="justify" style:justify-single-word="false"/>
      <style:text-properties style:font-name="Liberation Serif" fo:font-size="12pt" officeooo:rsid="006b7ef8" officeooo:paragraph-rsid="006b7ef8" style:font-size-asian="12pt" style:font-size-complex="12pt"/>
    </style:style>
    <style:style style:name="P33" style:family="paragraph" style:parent-style-name="Preformatted_20_Text">
      <style:paragraph-properties fo:text-align="justify" style:justify-single-word="false"/>
      <style:text-properties style:font-name="Liberation Serif" fo:font-size="12pt" officeooo:rsid="006d093b" officeooo:paragraph-rsid="006d093b" style:font-size-asian="12pt" style:font-size-complex="12pt"/>
    </style:style>
    <style:style style:name="P34" style:family="paragraph" style:parent-style-name="Preformatted_20_Text">
      <style:paragraph-properties fo:text-align="justify" style:justify-single-word="false"/>
      <style:text-properties style:font-name="Liberation Serif" fo:font-size="12pt" officeooo:rsid="00701a32" officeooo:paragraph-rsid="00701a32" style:font-size-asian="12pt" style:font-size-complex="12pt"/>
    </style:style>
    <style:style style:name="P35" style:family="paragraph" style:parent-style-name="Preformatted_20_Text">
      <style:paragraph-properties fo:text-align="justify" style:justify-single-word="false"/>
      <style:text-properties style:font-name="Liberation Serif" fo:font-size="12pt" officeooo:rsid="0074b093" officeooo:paragraph-rsid="0074b093" style:font-size-asian="12pt" style:font-size-complex="12pt"/>
    </style:style>
    <style:style style:name="P36" style:family="paragraph" style:parent-style-name="Preformatted_20_Text">
      <style:paragraph-properties fo:text-align="justify" style:justify-single-word="false"/>
      <style:text-properties style:font-name="Liberation Serif" fo:font-size="12pt" officeooo:rsid="0075592c" officeooo:paragraph-rsid="0075592c" style:font-size-asian="12pt" style:font-size-complex="12pt"/>
    </style:style>
    <style:style style:name="P37" style:family="paragraph" style:parent-style-name="Preformatted_20_Text">
      <style:paragraph-properties fo:text-align="justify" style:justify-single-word="false"/>
      <style:text-properties style:font-name="Liberation Serif" fo:font-size="12pt" officeooo:rsid="0074b093" officeooo:paragraph-rsid="0074b093" style:font-size-asian="12pt" style:font-size-complex="12pt"/>
    </style:style>
    <style:style style:name="P38" style:family="paragraph" style:parent-style-name="Preformatted_20_Text">
      <style:paragraph-properties fo:text-align="justify" style:justify-single-word="false"/>
      <style:text-properties style:font-name="Liberation Serif" fo:font-size="12pt" officeooo:rsid="0077c675" officeooo:paragraph-rsid="0077c675" style:font-size-asian="12pt" style:font-size-complex="12pt"/>
    </style:style>
    <style:style style:name="T1" style:family="text">
      <style:text-properties officeooo:rsid="00164656"/>
    </style:style>
    <style:style style:name="T2" style:family="text">
      <style:text-properties officeooo:rsid="001d1790"/>
    </style:style>
    <style:style style:name="T3" style:family="text">
      <style:text-properties officeooo:rsid="002562fa"/>
    </style:style>
    <style:style style:name="T4" style:family="text">
      <style:text-properties officeooo:rsid="00384b1f"/>
    </style:style>
    <style:style style:name="T5" style:family="text">
      <style:text-properties officeooo:rsid="003e47c8"/>
    </style:style>
    <style:style style:name="T6" style:family="text">
      <style:text-properties officeooo:rsid="0043adf5"/>
    </style:style>
    <style:style style:name="T7" style:family="text">
      <style:text-properties officeooo:rsid="004c8b7f"/>
    </style:style>
    <style:style style:name="T8" style:family="text">
      <style:text-properties officeooo:rsid="00534e02"/>
    </style:style>
    <style:style style:name="T9" style:family="text">
      <style:text-properties officeooo:rsid="006415be"/>
    </style:style>
    <style:style style:name="T10" style:family="text">
      <style:text-properties style:font-name="Liberation Serif" fo:font-size="12pt" style:font-size-asian="12pt" style:font-size-complex="12pt"/>
    </style:style>
    <style:style style:name="T11" style:family="text">
      <style:text-properties style:font-name="Liberation Serif" fo:font-size="12pt" officeooo:rsid="0054b5a6" style:font-size-asian="12pt" style:font-size-complex="12pt"/>
    </style:style>
    <style:style style:name="T12" style:family="text">
      <style:text-properties officeooo:rsid="006e84e7"/>
    </style:style>
    <style:style style:name="T13" style:family="text">
      <style:text-properties officeooo:rsid="0076b50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troduction à Dataiku, modélisation. </text:p>
      <text:p text:style-name="P1"/>
      <text:p text:style-name="P10">Pour lancer le serveur de dataiku sur ubuntu : faire la commande start puis dans Firefox ou Chrome et noter dans l’adresse localhost:11000/ . </text:p>
      <text:p text:style-name="P10"/>
      <text:p text:style-name="P11">Les 2 cours vont permettre de découvrir l’outil dataiku pour apprendre à traiter, manipuler, préparer de la donnée pour des objectifs précis. <text:span text:style-name="T1">Créer un mashup : recréer quelques chose à partir de la mise en relation de différents jeux de données existant en les liant. L’exercice noté aura les même objectifs mais sur d’autres jeux de données. </text:span></text:p>
      <text:p text:style-name="P11"/>
      <text:p text:style-name="P11"/>
      <text:p text:style-name="P12">Présentation du projet. </text:p>
      <text:p text:style-name="P12">Partir de la liste des monuments historiques (fichier csv) et volonté d’enrichir la liste avec les métro, les gares, les photos de Wikimédia commons, la description du monument via Wikipédia. <text:span text:style-name="T2">Mettre en relation les jeux de données via des clefs de jointures : ici l’identifiant Mérimée, le code INSEE (organisation administrative), géolocalisation des adresses, et trouver les bouches de métro alentours. Le but est de saturer les données. </text:span></text:p>
      <text:p text:style-name="P13">Créer un moteur de recherche via une requête ou une recherche géographique. </text:p>
      <text:p text:style-name="P13"/>
      <text:p text:style-name="P14">Exemple de cours : liste des films agréés CNC 1996-2015, sur data.gouv.fr, liste de films CNC 2003-2015 et tenter de les relier. </text:p>
      <text:p text:style-name="P14">La semaine prochaine : récupérer les jeux de données des films sur Wikidata (titre et année de sortie <text:span text:style-name="T3">via un sparqlandpoint). Film sur OMDB pour les affiches de films, distribution sur Wikidata. </text:span></text:p>
      <text:p text:style-name="P15">Bleu = data set. Orange = traitement sur les data set. </text:p>
      <text:p text:style-name="P16">Visualiser les données via Palladio, outils en ligne par le laboratoire des Digital Humanities de Standford. </text:p>
      <text:p text:style-name="P16"/>
      <text:p text:style-name="P17">Dataiku est à la base un logiciel pour faire du machine learning. </text:p>
      <text:p text:style-name="P17"/>
      <text:p text:style-name="P17">Cf aussi Open Refine comme Dataiku. </text:p>
      <text:p text:style-name="P17"/>
      <text:p text:style-name="P18">Flow : résumé des différentes étapes faites sur Dataiku. </text:p>
      <text:p text:style-name="P18"/>
      <text:p text:style-name="P2">3 types de jointures en SQL : <text:s/>left join, inner join, right join. </text:p>
      <text:p text:style-name="P2"/>
      <text:p text:style-name="P3">12/02.</text:p>
      <text:p text:style-name="P4">Quand les colonnes ont le même nom, il faut modifier un des noms pour permettre la jointure.</text:p>
      <text:p text:style-name="P4"/>
      <text:p text:style-name="P4"/>
      <text:p text:style-name="P5">Récupérer des données de Wikidata.</text:p>
      <text:p text:style-name="P5">Les limites de DBPédia : données structurées complexes à modifier dans les Wikipedias, délais d’attente pour disposer des mises à jour, données dispersées dans les différentes versions de Dbpedia. Dbpédia ne propose pas un niveau de service compatible avec des impératifs de production, erreurs dans les extractions. </text:p>
      <text:p text:style-name="P5"/>
      <text:p text:style-name="P6"><text:soft-page-break/>Wikipédia : Wikimédia Foundation, libres et ouverts avec la convention CC0, site multilingue, volonté de centralisée les données structurées de wikipédia. <text:span text:style-name="T4">Nouvelle façon de référencer les changements de manière plus automatiques et plus fluide. </text:span></text:p>
      <text:p text:style-name="P7">Gestion des info-box : elles sont le plus souvent gérées à la main dans chaque wikipédia mais maintenant on veut maintenir l’ensemble des données de manière plus automatiques. </text:p>
      <text:p text:style-name="P7"/>
      <text:p text:style-name="P8">L’identifiant Wikidata est opaque (il n’est pas calculé à partir d’une donnée de la page car il peut être multilingue). L’identifiant commence toujours pas Q pour une entité et est suivit d’un nombre donnée de manière séquentielle. Q1 = univers, Q42 : Douglas Adams, <text:span text:style-name="T5">Le guide du Voyageur Galactique</text:span>. </text:p>
      <text:p text:style-name="P8"/>
      <text:p text:style-name="P9">Problème de la contextualisation du triplet : Louis XIV est roi de France et il l’est de telle date à telle autre date, et on contextualise avec un évènement de royauté qui s’étend sur une période. </text:p>
      <text:p text:style-name="P9">Wikidata a ajouté la possibilité d’avoir des qualificateurs qui donnent la possibilité d’avoir une information sur la relation. <text:span text:style-name="T6">Pour chaque assertion, on peut ajouter une ou plusieurs références pour prouver la véracité de l’assertion. Cela assure une confiance dans les données de la part des utilisateurs. On peut également ordonner les assertions entre elles, selon leur importance etc. </text:span></text:p>
      <text:p text:style-name="P9"/>
      <text:p text:style-name="P19">Wikidata a été lancé en 2012. <text:span text:style-name="T7">Il n’y avait pas de vrai système de requête au départ, il fallait trouver un système capable de tenir la charge face aux données mais aussi face aux utilisateurs. Le choix a été fait de partir sur Sparql. Wikidata utilise le logiciel Blazegraph, par une startup américaine racheté par Amazon en lien avec le produit Neptune, base de données graphs mise à disposition. </text:span></text:p>
      <text:p text:style-name="P20">Le modèle a été transformé en RDF. <text:span text:style-name="T8">Les URI de Wikidata sont toujours structurées de la même manière : </text:span><text:a xlink:type="simple" xlink:href="http://www.wikidata.org/entity/Q42" text:style-name="Internet_20_link" text:visited-style-name="Visited_20_Internet_20_Link"><text:span text:style-name="T8">http://www.wikidata.org/entity/Q42</text:span></text:a><text:span text:style-name="T8">. </text:span></text:p>
      <text:p text:style-name="P20"/>
      <text:p text:style-name="P21">Pour récupérer l’identifiant d’une propriété wikidata, il suffit de passer la souris sur la propriété et <text:span text:style-name="T10">on obtient le code. </text:span><text:span text:style-name="T11">Idem pour les données. </text:span></text:p>
      <text:p text:style-name="P22"/>
      <text:p text:style-name="P23">Résumé des ressources intéressantes : étiquette de l’entité, alias de l’entité, nature de l’entité, date de publication, identifiant MDB et entité. </text:p>
      <text:p text:style-name="P24"/>
      <text:p text:style-name="P24">La nature des entités est une ontologie/une classe mais elle peut contenir des sous-classes. </text:p>
      <text:p text:style-name="P24"/>
      <text:p text:style-name="P25"><text:a xlink:type="simple" xlink:href="http://tinyurl.com/y5debm5r" text:style-name="Internet_20_link" text:visited-style-name="Visited_20_Internet_20_Link"><text:span text:style-name="T10">http://tinyurl.com/y5debm5r</text:span></text:a><text:span text:style-name="T10"> </text:span></text:p>
      <text:p text:style-name="P25"><text:a xlink:type="simple" xlink:href="http://tinyurl.com/y5xseqss" text:style-name="Internet_20_link" text:visited-style-name="Visited_20_Internet_20_Link"><text:span text:style-name="T10">http://tinyurl.com/y5xseqss</text:span></text:a><text:span text:style-name="T10"> </text:span></text:p>
      <text:p text:style-name="P25"><text:a xlink:type="simple" xlink:href="http://tinyurl.com/yy78d7ch" text:style-name="Internet_20_link" text:visited-style-name="Visited_20_Internet_20_Link"><text:span text:style-name="T10">http://tinyurl.com/yy78d7ch</text:span></text:a><text:span text:style-name="T10"> </text:span></text:p>
      <text:p text:style-name="P25"><text:a xlink:type="simple" xlink:href="http://tinyurl.com/y2b945dl" text:style-name="Internet_20_link" text:visited-style-name="Visited_20_Internet_20_Link"><text:span text:style-name="T10">http://tinyurl.com/y2b945dl</text:span></text:a><text:span text:style-name="T10"> </text:span></text:p>
      <text:p text:style-name="P25"><text:a xlink:type="simple" xlink:href="http://tinyurl.com/y5fcubvp" text:style-name="Internet_20_link" text:visited-style-name="Visited_20_Internet_20_Link"><text:span text:style-name="T10">http://tinyurl.com/y5fcubvp</text:span></text:a><text:span text:style-name="T10"> </text:span></text:p>
      <text:p text:style-name="P25"><text:a xlink:type="simple" xlink:href="http://tinyurl.com/y57rj3t7" text:style-name="Internet_20_link" text:visited-style-name="Visited_20_Internet_20_Link"><text:span text:style-name="T10">http://tinyurl.com/y57rj3t7</text:span></text:a><text:span text:style-name="T10"> </text:span></text:p>
      <text:p text:style-name="P25"><text:a xlink:type="simple" xlink:href="http://tinyurl.com/y2zuzhzq" text:style-name="Internet_20_link" text:visited-style-name="Visited_20_Internet_20_Link"><text:span text:style-name="T10">http://tinyurl.com/y2zuzhzq</text:span></text:a><text:span text:style-name="T10"> </text:span></text:p>
      <text:p text:style-name="P25"><text:a xlink:type="simple" xlink:href="http://tinyurl.com/y3ucp22n" text:style-name="Internet_20_link" text:visited-style-name="Visited_20_Internet_20_Link"><text:span text:style-name="T10">http://tinyurl.com/y3ucp22n</text:span></text:a><text:span text:style-name="T10"> </text:span></text:p>
      <text:p text:style-name="P25"><text:a xlink:type="simple" xlink:href="http://tinyurl.com/y4ouyb8j" text:style-name="Internet_20_link" text:visited-style-name="Visited_20_Internet_20_Link"><text:span text:style-name="T10">http://tinyurl.com/y4ouyb8j</text:span></text:a><text:span text:style-name="T10"> </text:span></text:p>
      <text:p text:style-name="P26"><text:a xlink:type="simple" xlink:href="http://tinyurl.com/yxnzezvp" text:style-name="Internet_20_link" text:visited-style-name="Visited_20_Internet_20_Link"><text:span text:style-name="T10">http://tinyurl.com/yxnzezvp</text:span></text:a><text:span text:style-name="T10"> </text:span></text:p>
      <text:p text:style-name="P27"><text:a xlink:type="simple" xlink:href="http://tinyurl.com/y6zmcnwg" text:style-name="Internet_20_link" text:visited-style-name="Visited_20_Internet_20_Link"><text:span text:style-name="T10">http://tinyurl.com/y6zmcnwg</text:span></text:a><text:span text:style-name="T10"> </text:span></text:p>
      <text:p text:style-name="P28"/>
      <text:p text:style-name="P28"><text:span text:style-name="T9">Récupérer l’adresse du lien pour les résultats, copié dans une barre URL, ajouter format=json&amp; après sparql ?</text:span> </text:p>
      <text:p text:style-name="P28"/>
      <text:p text:style-name="P29">Pour le devoir, ne pas tout tout corriger. Ne pas hésiter à envoyer un mail si on est bloqué. </text:p>
      <text:p text:style-name="P29"/>
      <text:p text:style-name="P30">Pour livrer le travail final, il faut expliquer les messages d’erreurs et un export du projet via action → export this project. </text:p>
      <text:p text:style-name="P31"><text:soft-page-break/>On peut charger le csv directement depuis data.gouv via l’URL. </text:p>
      <text:p text:style-name="P28"/>
      <text:p text:style-name="P32">Avec formula on peut créer des liens etc avec des regex. </text:p>
      <text:p text:style-name="P32"/>
      <text:p text:style-name="P33">Palladio, récupérer le fichier CSV depuis Dataiku et le mettre dans Palladio <text:span text:style-name="T12">→ load. On peut download les étapes qu’on a fait sur Palladio car il n’a pas de mémoire. </text:span></text:p>
      <text:p text:style-name="P33"/>
      <text:p text:style-name="P35">2 à 3 data set dont un avec du sparql.</text:p>
      <text:p text:style-name="P34">3 data visualisation min avec Palladio ou Tableau. <text:s/></text:p>
      <text:p text:style-name="P36">= 15/20.</text:p>
      <text:p text:style-name="P36">à <text:span text:style-name="T13">envoyer avant les stages. </text:span></text:p>
      <text:p text:style-name="P35"><text:s/></text:p>
      <text:p text:style-name="P35"/>
      <text:p text:style-name="P38">15 mars ou fin février pour les rdv.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5T08:08:57.640182882</meta:creation-date>
    <meta:generator>LibreOffice/5.3.7.2$MacOSX_X86_64 LibreOffice_project/6b8ed514a9f8b44d37a1b96673cbbdd077e24059</meta:generator>
    <dc:date>2019-02-12T12:28:17.020358128</dc:date>
    <meta:editing-duration>PT7H2M36S</meta:editing-duration>
    <meta:editing-cycles>77</meta:editing-cycles>
    <meta:document-statistic meta:table-count="0" meta:image-count="0" meta:object-count="0" meta:page-count="3" meta:paragraph-count="51" meta:word-count="865" meta:character-count="5549" meta:non-whitespace-character-count="4686"/>
  </office:meta>
</office:document-meta>
</file>